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fd3" officeooo:paragraph-rsid="0010df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 : 082324872263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08:11:56.108957413</meta:creation-date>
    <dc:date>2024-07-25T08:19:54.785267381</dc:date>
    <meta:editing-duration>PT7M59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3.7.2$Linux_X86_64 LibreOffice_project/30$Build-2</meta:generator>
  </office:meta>
</office:document-meta>
</file>